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Khmer OS" fo:font-size="24pt" fo:font-weight="bold" officeooo:rsid="0014b665" officeooo:paragraph-rsid="0014ca62" fo:background-color="transparent" style:font-weight-asian="bold" style:font-name-complex="Khmer OS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Khmer OS" fo:font-size="24pt" fo:font-weight="bold" officeooo:rsid="0014b665" officeooo:paragraph-rsid="0017cfb3" fo:background-color="transparent" style:font-weight-asian="bold" style:font-name-complex="Khmer OS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Khmer OS" fo:font-size="24pt" fo:font-weight="bold" officeooo:rsid="0014b665" officeooo:paragraph-rsid="002390dc" fo:background-color="transparent" style:font-weight-asian="bold" style:font-name-complex="Khmer OS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Khmer OS" fo:font-size="24pt" fo:font-weight="bold" officeooo:rsid="00272252" officeooo:paragraph-rsid="00272252" fo:background-color="transparent" style:font-weight-asian="bold" style:font-name-complex="Khmer OS" style:font-weight-complex="bold"/>
    </style:style>
    <style:style style:name="P5" style:family="paragraph" style:parent-style-name="Standard">
      <style:text-properties fo:color="#ffffff" loext:opacity="100%" style:font-name="Khmer OS" officeooo:rsid="0014b665" officeooo:paragraph-rsid="0014b665" fo:background-color="#106802" style:font-name-complex="Khmer OS"/>
    </style:style>
    <style:style style:name="T1" style:family="text">
      <style:text-properties fo:font-size="14pt" fo:font-weight="normal" officeooo:rsid="0014ca62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607a9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7cfb3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8b76e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9fef7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e0c3f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058bb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2069d9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solid" style:text-underline-width="auto" style:text-underline-color="font-color" fo:font-weight="normal" officeooo:rsid="0017cfb3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solid" style:text-underline-width="auto" style:text-underline-color="font-color" officeooo:rsid="002069d9" style:font-size-asian="12.25pt" style:font-size-complex="14pt"/>
    </style:style>
    <style:style style:name="T11" style:family="text">
      <style:text-properties fo:font-size="14pt" style:text-underline-style="solid" style:text-underline-width="auto" style:text-underline-color="font-color" officeooo:rsid="0021a109" style:font-size-asian="12.25pt" style:font-size-complex="14pt"/>
    </style:style>
    <style:style style:name="T1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21a109" style:font-size-asian="12.25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2069d9" style:font-size-asian="12.25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234ec6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2390dc" style:font-size-asian="12.25pt" style:font-weight-asian="normal" style:font-size-complex="14pt" style:font-weight-complex="normal"/>
    </style:style>
    <style:style style:name="T17" style:family="text">
      <style:text-properties officeooo:rsid="001fdb7d"/>
    </style:style>
    <style:style style:name="T18" style:family="text">
      <style:text-properties fo:color="#ffffff" loext:opacity="100%" fo:font-size="14pt" fo:font-weight="normal" fo:background-color="#106802" loext:char-shading-value="0" style:font-size-asian="12.25pt" style:font-weight-asian="normal" style:font-size-complex="14pt" style:font-weight-complex="normal"/>
    </style:style>
    <style:style style:name="T19" style:family="text">
      <style:text-properties fo:color="#ffffff" loext:opacity="100%" fo:font-size="14pt" fo:font-weight="normal" officeooo:rsid="001fdb7d" fo:background-color="#106802" loext:char-shading-value="0" style:font-size-asian="12.25pt" style:font-weight-asian="normal" style:font-size-complex="14pt" style:font-weight-complex="normal"/>
    </style:style>
    <style:style style:name="T20" style:family="text">
      <style:text-properties fo:color="#ffffff" loext:opacity="100%" fo:font-size="14pt" fo:font-weight="normal" style:font-size-asian="12.25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">Date: </text:span>29/Apr/21</text:p>
      <text:p text:style-name="P5"/>
      <text:p text:style-name="P1"><text:tab/><text:tab/><text:tab/><text:tab/>Chapter 2<text:line-break/></text:p>
      <text:p text:style-name="P2"><text:span text:style-name="T1"><text:tab/>- In ms or sql server: Table<text:line-break/><text:tab/>- In Data models: Entity<text:line-break/><text:tab/></text:span><text:span text:style-name="T2">- End-user: is client or owner who use your system</text:span></text:p>
      <text:p text:style-name="P3"><text:span text:style-name="T9">3. Components of data models:</text:span><text:span text:style-name="T3"><text:line-break/><text:tab/>- </text:span><text:span text:style-name="T4">Entity </text:span><text:span text:style-name="T5">= data modeling </text:span><text:span text:style-name="T7">= Table on MS </text:span><text:span text:style-name="T3"><text:line-break/><text:tab/>- </text:span><text:span text:style-name="T4">A</text:span><text:span text:style-name="T3">ttribute<text:line-break/><text:tab/>- </text:span><text:span text:style-name="T4">R</text:span><text:span text:style-name="T3">elationship<text:line-break/><text:tab/>- </text:span><text:span text:style-name="T4">C</text:span><text:span text:style-name="T3">onstraint<text:line-break/><text:tab/></text:span><text:span text:style-name="T6"><text:line-break/><text:tab/>Define entity doesn’t have true or false. It has only over or less<text:line-break/><text:line-break/></text:span><text:span text:style-name="T19">Date: </text:span><text:span text:style-name="T18">29/Apr/21<text:line-break/></text:span><text:span text:style-name="T20"><text:tab/></text:span><text:span text:style-name="T6">Define entity doesn’t have true or false. It has only over or less<text:line-break/><text:line-break/><text:tab/>- </text:span><text:span text:style-name="T10">on-to-one:</text:span><text:span text:style-name="T8"> មានន័យថា ជួរដេកនិមួយៗក្នុង Database Table មួយ ត្រូវបា<text:tab/>នភ្ពាប់ទៅនឹងជួរដេកតែមួយគត់ក្នុង Database Table មួយទៀត។<text:line-break/><text:line-break/><text:tab/>- </text:span><text:span text:style-name="T11">one-to-many:</text:span><text:span text:style-name="T13"> <text:s/></text:span><text:span text:style-name="T14">មានន័យថា ជួរដេកនិមួយៗក្នុង Database Table ត្រូវបា</text:span><text:soft-page-break/><text:span text:style-name="T14"><text:tab/>នភ្ពាប់ទៅនឹងជួរដេកតែមួយ</text:span><text:span text:style-name="T13">ឬច្រើនឬក៏គ្មានទំនាក់ទំនងសោះក្នុង <text:tab/>Database Table មួយទៀត<text:line-break/><text:line-break/><text:tab/></text:span><text:span text:style-name="T14">- </text:span><text:span text:style-name="T11">one-to-many:</text:span><text:span text:style-name="T13"> </text:span><text:span text:style-name="T14">មានន័យថា ជួរដេក</text:span><text:span text:style-name="T15">មួយ</text:span><text:span text:style-name="T16">ឬច្រើន</text:span><text:span text:style-name="T14">ក្នុង Database Table ត្រូវ<text:tab/>បានភ្ពាប់ទៅនឹងជួរដេកតែមួយ</text:span><text:span text:style-name="T13">ឬច្រើនឬក៏គ្មានទំនាក់ទំនងសោះក្នុង <text:tab/>Database Table មួយទៀត<text:line-break/></text:span></text:p>
      <text:p text:style-name="P4"><text:span text:style-name="T13">+ </text:span><text:span text:style-name="T12">Constraint: គឺជាកន្សោម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6T10:09:59.813651521</dc:date>
    <meta:editing-duration>PT58M19S</meta:editing-duration>
    <meta:editing-cycles>14</meta:editing-cycles>
    <meta:generator>LibreOffice/7.1.2.2$Linux_X86_64 LibreOffice_project/10$Build-2</meta:generator>
    <meta:document-statistic meta:table-count="0" meta:image-count="0" meta:object-count="0" meta:page-count="2" meta:paragraph-count="5" meta:word-count="155" meta:character-count="746" meta:non-whitespace-character-count="611"/>
  </office:meta>
</office:document-meta>
</file>